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1" svg:font-family="'Liberation Serif'"/>
    <style:font-face style:name="Times New Roman" svg:font-family="'Times New Roman'"/>
    <style:font-face style:name="FreeSerif" svg:font-family="FreeSerif" style:font-family-generic="roman"/>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paragraph-properties fo:margin-left="0in" fo:margin-right="0in" fo:margin-top="0.139in" fo:margin-bottom="0.0835in" loext:contextual-spacing="false" fo:line-height="100%" fo:text-align="start" style:justify-single-word="false" fo:widows="2" fo:text-indent="0in" style:auto-text-indent="false" style:writing-mode="lr-tb"/>
      <style:text-properties fo:color="#000000" fo:font-size="16pt" fo:font-weight="bold"/>
    </style:style>
    <style:style style:name="P2" style:family="paragraph" style:parent-style-name="Normal">
      <style:paragraph-properties fo:margin-left="0in" fo:margin-right="0in" fo:margin-top="0in" fo:margin-bottom="0.0965in" loext:contextual-spacing="false" fo:line-height="120%" fo:text-align="start" style:justify-single-word="false" fo:widows="2" fo:text-indent="0in" style:auto-text-indent="false" style:writing-mode="lr-tb"/>
    </style:style>
    <style:style style:name="P3" style:family="paragraph" style:parent-style-name="Normal">
      <style:paragraph-properties fo:margin-left="0in" fo:margin-right="0in" fo:margin-top="0in" fo:margin-bottom="0.0965in" loext:contextual-spacing="false" fo:line-height="120%" fo:text-align="start" style:justify-single-word="false" fo:widows="2" fo:text-indent="0in" style:auto-text-indent="false" style:writing-mode="lr-tb"/>
      <style:text-properties fo:color="#000000" style:font-name="Times New Roman" fo:font-size="12pt"/>
    </style:style>
    <style:style style:name="P4" style:family="paragraph" style:parent-style-name="Standard">
      <style:paragraph-properties fo:break-before="page"/>
    </style:style>
    <style:style style:name="P5" style:family="paragraph" style:parent-style-name="Standard" style:list-style-name="L1">
      <style:paragraph-properties fo:margin-left="0.2008in" fo:margin-right="0in" fo:margin-top="0in" fo:margin-bottom="0.0965in" loext:contextual-spacing="false" fo:line-height="120%" fo:text-align="start" style:justify-single-word="false" fo:widows="2" fo:text-indent="0in" style:auto-text-indent="false" style:writing-mode="lr-tb"/>
      <style:text-properties fo:color="#000000" style:font-name="Times New Roman" fo:font-size="12pt" fo:language="en" fo:country="US"/>
    </style:style>
    <style:style style:name="P6" style:family="paragraph" style:parent-style-name="Normal">
      <style:paragraph-properties fo:margin-left="0in" fo:margin-right="0in" fo:margin-top="0.1661in" fo:margin-bottom="0.0835in" loext:contextual-spacing="false" fo:line-height="100%" fo:text-align="start" style:justify-single-word="false" fo:widows="2" fo:text-indent="0in" style:auto-text-indent="false" style:writing-mode="lr-tb"/>
      <style:text-properties fo:color="#000000" fo:font-size="18pt"/>
    </style:style>
    <style:style style:name="P7" style:family="paragraph" style:parent-style-name="Normal">
      <style:paragraph-properties fo:margin-left="0in" fo:margin-right="0in" fo:margin-top="0in" fo:margin-bottom="0.0965in" loext:contextual-spacing="false" fo:line-height="120%" fo:text-align="start" style:justify-single-word="false" fo:widows="2" fo:text-indent="0in" style:auto-text-indent="false" style:writing-mode="lr-tb"/>
      <style:text-properties fo:color="#000000" style:font-name="Times New Roman" fo:font-size="12pt"/>
    </style:style>
    <style:style style:name="P8" style:family="paragraph" style:parent-style-name="Normal">
      <style:paragraph-properties fo:margin-left="0in" fo:margin-right="0in" fo:margin-top="0in" fo:margin-bottom="0.0965in" loext:contextual-spacing="false" fo:line-height="120%" fo:text-align="start" style:justify-single-word="false" fo:widows="2" fo:text-indent="0in" style:auto-text-indent="false" style:writing-mode="lr-tb"/>
      <style:text-properties fo:color="#000000" style:font-name="Times New Roman" fo:font-size="12pt" officeooo:rsid="000135cb" officeooo:paragraph-rsid="000135cb"/>
    </style:style>
    <style:style style:name="P9" style:family="paragraph" style:parent-style-name="Normal">
      <style:paragraph-properties fo:margin-left="0in" fo:margin-right="0in" fo:margin-top="0in" fo:margin-bottom="0.0965in" loext:contextual-spacing="false" fo:line-height="120%" fo:text-align="start" style:justify-single-word="false" fo:widows="2" fo:text-indent="0in" style:auto-text-indent="false" style:writing-mode="lr-tb"/>
      <style:text-properties fo:color="#000000" style:font-name="Times New Roman" fo:font-size="12pt" officeooo:rsid="0002bf7b" officeooo:paragraph-rsid="0002bf7b"/>
    </style:style>
    <style:style style:name="T1" style:family="text">
      <style:text-properties fo:color="#000000" style:font-name="Times New Roman" fo:font-size="12pt"/>
    </style:style>
    <style:style style:name="T2" style:family="text">
      <style:text-properties fo:color="#000000" style:font-name="Times New Roman" fo:font-size="12pt" fo:font-style="italic"/>
    </style:style>
    <style:style style:name="T3" style:family="text">
      <style:text-properties fo:font-weight="bold"/>
    </style:style>
    <style:style style:name="T4" style:family="text">
      <style:text-properties officeooo:rsid="000135cb"/>
    </style:style>
    <style:style style:name="T5" style:family="text">
      <style:text-properties officeooo:rsid="0002921f"/>
    </style:style>
    <style:style style:name="T6" style:family="text">
      <style:text-properties officeooo:rsid="000372dc"/>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min-label-width="0.2992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6"><text:span text:style-name="T3">My favorite insights</text:span></text:p>
        <text:p text:style-name="P3"/>
        <text:p text:style-name="P3">In this essay I want to highlight my favorite insights as stand-alone stories (they can be read in any order). They are my favorite insights, as these are controversial and/or new.</text:p>
        <text:list xml:id="list6979490313487636754" text:style-name="L1">
          <text:list-item>
            <text:p text:style-name="P5">(The unexpected order in DNA)</text:p>
          </text:list-item>
          <text:list-item>
            <text:p text:style-name="P5">(The impact of horizontal gene transfer)</text:p>
          </text:list-item>
          <text:list-item>
            <text:p text:style-name="P5">The evolution of evolvability</text:p>
          </text:list-item>
          <text:list-item>
            <text:p text:style-name="P5">Evidence for group selection</text:p>
          </text:list-item>
          <text:list-item>
            <text:p text:style-name="P5">Evidence for Lamarckian genetics</text:p>
          </text:list-item>
          <text:list-item>
            <text:p text:style-name="P5">Prokaryotes having an immune system</text:p>
          </text:list-item>
          <text:list-item>
            <text:p text:style-name="P5">The term ‘virus empire’</text:p>
          </text:list-item>
        </text:list>
        <text:p text:style-name="P3"/>
        <text:p text:style-name="P1">The unexpected order in DNA</text:p>
        <text:p text:style-name="P3">A null-hypothesis assumes DNA has no order in it: each nucleotide is expected to be present at equal ratio’s and genes are inserted randomly within the DNA.</text:p>
        <text:p text:style-name="P3">One might expect a genome to be messy, from the assumption that DNA is inserted into a genome at a random position. </text:p>
        <text:p text:style-name="P3">Chance and selection in organizing the genome</text:p>
        <text:p text:style-name="P1">Evidence for group selection</text:p>
        <text:p text:style-name="Standard">In prokaryotes, genes can be acquired vertically (from the ancestor) and horizontally. In the latter, called horizontal gene transfer (HGT), a cell can obtain DNA (1) in free-floating form from the environment (transformation), (2) from another cell by direct contact (conjugation), (3) from infection by bacteriophages (transduction), and (4) from gene transfer agents (GTAs) [4]. GTAs are, in contrast to transduction, friendly constructs that do not cause the cell to lyse, and appear to only serve the purpose of HGT. In other words: GTAs serve the sharing of DNA, with no evidence that the donor receives any direct benefit from this. For a laysman this feels intuitive: the donor serves the interest of its species as a whole! This concept, called group selection, is, however, very controversial in current biology [6], where the individual is claimed to be the unit of selection. But, in my humble opinion, group selection is not the only explanation possible: the first alternative explanation is that GTAs might yield a higher indirect fitness, as prokaryotes are often close to their relatives. This is supported by evidence that HGT (in general) is more common amongst closely related species [7]. The second alternative explanation for the seemingly altruistic nature of GTAs could be found by following the line of thought of the Selfish Gene, where a GTA is simply an additional way for a gene to spread. I find it interesting to find out unambiguously in which of the three (if <text:soft-page-break/>not more) explanations GTAs fall into. </text:p>
        <text:p text:style-name="P1">Evidence for Lamarckian genetics</text:p>
        <text:p text:style-name="P2"><text:span text:style-name="T2">Tout ce que la nature a fait acquérir ou perdre aux individus par l' influence des circonstances [...], elle le conserve par la génération aux nouveaux individus. Lamarcke [9] </text:span><text:span text:style-name="T1">(English translation: all the acquisitions or losses wrought by nature on individuals, through the influence of the environment [...]; all these are preserved by reproduction to the new individuals which arise)</text:span></text:p>
        <text:p text:style-name="P3">Lamarckianism (the Second Law of <text:s/>Lamarcke is quoted above) has had its share of critics. The well-known example of the giraffe’s long neck, that the giraffe would have aqcuired by stretching it, passing the stretched neck to the next generation. Nowadays, this example is more often explained by natural and/or sexual selection. But there do have risen examples that are inherited as Lamarck imagined. One such example is the field of epigenetics, where the methylation of DNA appears to be commonly known. <text:s/><text:span text:style-name="T4">But, as the name implies, epigenetics does not change a genome sequence. </text:span></text:p>
        <text:p text:style-name="P8">The CRISPR-Cas system, however, is both Lamarckian and genetic. <text:span text:style-name="T5">It is a sort of immune system often present in bacteria and archea [10], that stores fragments of viral DNA in the genome, acquiring a resistance that is directly caused by the environment and that is heritable.</text:span></text:p>
        <text:p text:style-name="P9">Personally, I think this proves Lamarckianism to be possible <text:span text:style-name="T6">in certain contexts. And these 'certain contexts' are as rare as there are bacteria and archea.</text:span></text:p>
        <text:p text:style-name="P1">The term ‘virus empire’</text:p>
        <text:p text:style-name="P3">Bacteria </text:p>
        <text:p text:style-name="P3"/>
        <text:p text:style-name="P3"/>
        <text:p text:style-name="P3">[9] Jean-Baptiste Lamarck Zoological Philosophy trans. Hugh Elliot, 1914, p.113</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ce style:name="Liberation Serif1" svg:font-family="'Liberation Serif'"/>
    <style:font-face style:name="Times New Roman" svg:font-family="'Times New Roman'"/>
    <style:font-face style:name="FreeSerif" svg:font-family="FreeSerif" style:font-family-generic="roman"/>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class="index">
      <style:paragraph-properties fo:margin-left="0.5in" fo:margin-right="0in" fo:text-indent="-0.3in" style:auto-text-indent="false"/>
    </style:style>
    <style:style style:name="Contents_20_2" style:display-name="Contents 2" style:family="paragraph" style:parent-style-name="Normal" style:next-style-name="Normal" style:class="index">
      <style:paragraph-properties fo:margin-left="1in" fo:margin-right="0in" fo:text-indent="-0.3in" style:auto-text-indent="false"/>
    </style:style>
    <style:style style:name="Contents_20_3" style:display-name="Contents 3" style:family="paragraph" style:parent-style-name="Normal" style:next-style-name="Normal" style:class="index">
      <style:paragraph-properties fo:margin-left="1.5in" fo:margin-right="0in" fo:text-indent="-0.3in" style:auto-text-indent="false"/>
    </style:style>
    <style:style style:name="Contents_20_4" style:display-name="Contents 4" style:family="paragraph" style:parent-style-name="Normal" style:next-style-name="Normal" style:class="index">
      <style:paragraph-properties fo:margin-left="2in" fo:margin-right="0in" fo:text-indent="-0.3in" style:auto-text-indent="false"/>
    </style:style>
    <style:style style:name="Normal" style:family="paragraph">
      <style:paragraph-properties style:writing-mode="lr-tb"/>
      <style:text-properties style:font-name="Liberation Serif1" fo:font-family="'Liberation Serif'" fo:font-size="12pt" fo:language="en" fo:country="US"/>
    </style:style>
    <style:style style:name="Heading" style:family="paragraph" style:parent-style-name="Normal" style:next-style-name="Normal" style:class="text">
      <style:paragraph-properties fo:margin-top="0.1665in" fo:margin-bottom="0.0835in" loext:contextual-spacing="false" fo:keep-with-next="always"/>
      <style:text-properties style:font-name="Liberation Sans" fo:font-family="'Liberation Sans'" fo:font-size="14pt"/>
    </style:style>
    <style:style style:name="Text_20_body" style:display-name="Text body" style:family="paragraph" style:parent-style-name="Standard" style:class="text">
      <style:paragraph-properties fo:margin-top="0in" fo:margin-bottom="0.0972in" loext:contextual-spacing="false" fo:line-height="120%"/>
    </style:style>
    <style:style style:name="Footnote_5f_anchor_5f_text" style:display-name="Footnote_anchor_text" style:family="text">
      <style:text-properties style:text-position="33% 58%"/>
    </style:style>
    <style:style style:name="Endnote_5f_Symbol_5f_text" style:display-name="Endnote_Symbol_text" style:family="text">
      <style:text-properties style:text-position="33% 58%"/>
    </style:style>
    <style:style style:name="Endnote_5f_anchor_5f_text" style:display-name="Endnote_anchor_text" style:family="text">
      <style:text-properties style:text-position="33% 58%"/>
    </style:style>
    <style:style style:name="Footnote_5f_Symbol_5f_text" style:display-name="Footnote_Symbol_text" style:family="text">
      <style:text-properties style:text-position="33%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 LibreOffice_project/430m0$Build-2</meta:generator>
    <meta:creation-date>Mon Nov 17 16:46:31 2014
</meta:creation-date>
    <dc:date>2014-11-17T17:00:13.697190511</dc:date>
    <meta:editing-duration>PT13M35S</meta:editing-duration>
    <meta:editing-cycles>7</meta:editing-cycles>
    <meta:document-statistic meta:table-count="0" meta:image-count="0" meta:object-count="0" meta:page-count="2" meta:paragraph-count="23" meta:word-count="632" meta:character-count="3870" meta:non-whitespace-character-count="3262"/>
  </office:meta>
</office:document-meta>
</file>